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4.2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59.76mm" fo:break-before="auto" style:use-optimal-row-height="true"/>
    </style:style>
    <style:style style:name="ro4" style:family="table-row">
      <style:table-row-properties style:row-height="36.05mm" fo:break-before="auto" style:use-optimal-row-height="true"/>
    </style:style>
    <style:style style:name="ro5" style:family="table-row">
      <style:table-row-properties style:row-height="103.1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5.81mm" fo:break-before="auto" style:use-optimal-row-height="true"/>
    </style:style>
    <style:style style:name="ro8" style:family="table-row">
      <style:table-row-properties style:row-height="43.96mm" fo:break-before="auto" style:use-optimal-row-height="true"/>
    </style:style>
    <style:style style:name="ro9" style:family="table-row">
      <style:table-row-properties style:row-height="40.01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NET MIGRATION RATE(MIGRANT(S)/1,000 POPULATION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5/geos/af.html" xlink:type="simple">Afghanistan</text:a></text:p>
          </table:table-cell>
          <table:table-cell office:value-type="string" calcext:value-type="string">
            <text:p>-1.51 migrant(s)/1,000 population (2015 est.)</text:p>
          </table:table-cell>
          <table:table-cell table:formula="of:=MID([.B2]; 1; FIND(&quot; &quot;; [.B2])-1)" office:value-type="string" office:string-value="-1.51" calcext:value-type="string">
            <text:p>-1.5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l.html" xlink:type="simple">Albania</text:a></text:p>
          </table:table-cell>
          <table:table-cell office:value-type="string" calcext:value-type="string">
            <text:p>-3.3 migrant(s)/1,000 population (2015 est.)</text:p>
          </table:table-cell>
          <table:table-cell table:formula="of:=MID([.B3]; 1; FIND(&quot; &quot;; [.B3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g.html" xlink:type="simple">Algeria</text:a></text:p>
          </table:table-cell>
          <table:table-cell office:value-type="string" calcext:value-type="string">
            <text:p>-0.92 migrant(s)/1,000 population (2015 est.)</text:p>
          </table:table-cell>
          <table:table-cell table:formula="of:=MID([.B4]; 1; FIND(&quot; &quot;; [.B4])-1)" office:value-type="string" office:string-value="-0.92" calcext:value-type="string">
            <text:p>-0.9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q.html" xlink:type="simple">American Samoa</text:a></text:p>
          </table:table-cell>
          <table:table-cell office:value-type="string" calcext:value-type="string">
            <text:p>-21.13 migrant(s)/1,000 population (2015 est.)</text:p>
          </table:table-cell>
          <table:table-cell table:formula="of:=MID([.B5]; 1; FIND(&quot; &quot;; [.B5])-1)" office:value-type="string" office:string-value="-21.13" calcext:value-type="string">
            <text:p>-21.1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n.html" xlink:type="simple">Andorra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6]; 1; FIND(&quot; &quot;; [.B6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o.html" xlink:type="simple">Angola</text:a></text:p>
          </table:table-cell>
          <table:table-cell office:value-type="string" calcext:value-type="string">
            <text:p>0.46 migrant(s)/1,000 population (2015 est.)</text:p>
          </table:table-cell>
          <table:table-cell table:formula="of:=MID([.B7]; 1; FIND(&quot; &quot;; [.B7])-1)" office:value-type="string" office:string-value="0.46" calcext:value-type="string">
            <text:p>0.4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v.html" xlink:type="simple">Anguilla</text:a></text:p>
          </table:table-cell>
          <table:table-cell office:value-type="string" calcext:value-type="string">
            <text:p>12.18 migrant(s)/1,000 population (2015 est.)</text:p>
          </table:table-cell>
          <table:table-cell table:formula="of:=MID([.B8]; 1; FIND(&quot; &quot;; [.B8])-1)" office:value-type="string" office:string-value="12.18" calcext:value-type="string">
            <text:p>12.1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c.html" xlink:type="simple">Antigua and Barbuda</text:a></text:p>
          </table:table-cell>
          <table:table-cell office:value-type="string" calcext:value-type="string">
            <text:p>2.21 migrant(s)/1,000 population (2015 est.)</text:p>
          </table:table-cell>
          <table:table-cell table:formula="of:=MID([.B9]; 1; FIND(&quot; &quot;; [.B9])-1)" office:value-type="string" office:string-value="2.21" calcext:value-type="string">
            <text:p>2.2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r.html" xlink:type="simple">Argentina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10]; 1; FIND(&quot; &quot;; [.B10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m.html" xlink:type="simple">Armenia</text:a></text:p>
          </table:table-cell>
          <table:table-cell office:value-type="string" calcext:value-type="string">
            <text:p>-5.8 migrant(s)/1,000 population (2015 est.)</text:p>
          </table:table-cell>
          <table:table-cell table:formula="of:=MID([.B11]; 1; FIND(&quot; &quot;; [.B11])-1)" office:value-type="string" office:string-value="-5.8" calcext:value-type="string">
            <text:p>-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a.html" xlink:type="simple">Aruba</text:a></text:p>
          </table:table-cell>
          <table:table-cell office:value-type="string" calcext:value-type="string">
            <text:p>8.92 migrant(s)/1,000 population (2015 est.)</text:p>
          </table:table-cell>
          <table:table-cell table:formula="of:=MID([.B12]; 1; FIND(&quot; &quot;; [.B12])-1)" office:value-type="string" office:string-value="8.92" calcext:value-type="string">
            <text:p>8.9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s.html" xlink:type="simple">Australia</text:a></text:p>
          </table:table-cell>
          <table:table-cell office:value-type="string" calcext:value-type="string">
            <text:p>5.65 migrant(s)/1,000 population (2015 est.)</text:p>
          </table:table-cell>
          <table:table-cell table:formula="of:=MID([.B13]; 1; FIND(&quot; &quot;; [.B13])-1)" office:value-type="string" office:string-value="5.65" calcext:value-type="string">
            <text:p>5.6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u.html" xlink:type="simple">Austria</text:a></text:p>
          </table:table-cell>
          <table:table-cell office:value-type="string" calcext:value-type="string">
            <text:p>5.56 migrant(s)/1,000 population (2015 est.)</text:p>
          </table:table-cell>
          <table:table-cell table:formula="of:=MID([.B14]; 1; FIND(&quot; &quot;; [.B14])-1)" office:value-type="string" office:string-value="5.56" calcext:value-type="string">
            <text:p>5.5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j.html" xlink:type="simple">Azerbaijan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15]; 1; FIND(&quot; &quot;; [.B15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f.html" xlink:type="simple">Bahamas, The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16]; 1; FIND(&quot; &quot;; [.B16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a.html" xlink:type="simple">Bahrain</text:a></text:p>
          </table:table-cell>
          <table:table-cell office:value-type="string" calcext:value-type="string">
            <text:p>13.09 migrant(s)/1,000 population (2015 est.)</text:p>
          </table:table-cell>
          <table:table-cell table:formula="of:=MID([.B17]; 1; FIND(&quot; &quot;; [.B17])-1)" office:value-type="string" office:string-value="13.09" calcext:value-type="string">
            <text:p>13.0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g.html" xlink:type="simple">Bangladesh</text:a></text:p>
          </table:table-cell>
          <table:table-cell office:value-type="string" calcext:value-type="string">
            <text:p>0.46 migrant(s)/1,000 population (2015 est.)</text:p>
          </table:table-cell>
          <table:table-cell table:formula="of:=MID([.B18]; 1; FIND(&quot; &quot;; [.B18])-1)" office:value-type="string" office:string-value="0.46" calcext:value-type="string">
            <text:p>0.4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b.html" xlink:type="simple">Barbados</text:a></text:p>
          </table:table-cell>
          <table:table-cell office:value-type="string" calcext:value-type="string">
            <text:p>-0.3 migrant(s)/1,000 population (2015 est.)</text:p>
          </table:table-cell>
          <table:table-cell table:formula="of:=MID([.B19]; 1; FIND(&quot; &quot;; [.B19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o.html" xlink:type="simple">Belarus</text:a></text:p>
          </table:table-cell>
          <table:table-cell office:value-type="string" calcext:value-type="string">
            <text:p>0.7 migrant(s)/1,000 population (2015 est.)</text:p>
          </table:table-cell>
          <table:table-cell table:formula="of:=MID([.B20]; 1; FIND(&quot; &quot;; [.B20])-1)" office:value-type="string" office:string-value="0.7" calcext:value-type="string">
            <text:p>0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e.html" xlink:type="simple">Belgium</text:a></text:p>
          </table:table-cell>
          <table:table-cell office:value-type="string" calcext:value-type="string">
            <text:p>5.87 migrant(s)/1,000 population (2015 est.)</text:p>
          </table:table-cell>
          <table:table-cell table:formula="of:=MID([.B21]; 1; FIND(&quot; &quot;; [.B21])-1)" office:value-type="string" office:string-value="5.87" calcext:value-type="string">
            <text:p>5.8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h.html" xlink:type="simple">Belize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22]; 1; FIND(&quot; &quot;; [.B22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n.html" xlink:type="simple">Benin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23]; 1; FIND(&quot; &quot;; [.B23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d.html" xlink:type="simple">Bermuda</text:a></text:p>
          </table:table-cell>
          <table:table-cell office:value-type="string" calcext:value-type="string">
            <text:p>1.88 migrant(s)/1,000 population (2015 est.)</text:p>
          </table:table-cell>
          <table:table-cell table:formula="of:=MID([.B24]; 1; FIND(&quot; &quot;; [.B24])-1)" office:value-type="string" office:string-value="1.88" calcext:value-type="string">
            <text:p>1.8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t.html" xlink:type="simple">Bhutan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25]; 1; FIND(&quot; &quot;; [.B25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l.html" xlink:type="simple">Bolivia</text:a></text:p>
          </table:table-cell>
          <table:table-cell office:value-type="string" calcext:value-type="string">
            <text:p>-0.62 migrant(s)/1,000 population (2015 est.)</text:p>
          </table:table-cell>
          <table:table-cell table:formula="of:=MID([.B26]; 1; FIND(&quot; &quot;; [.B26])-1)" office:value-type="string" office:string-value="-0.62" calcext:value-type="string">
            <text:p>-0.6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k.html" xlink:type="simple">Bosnia and Herzegovina</text:a></text:p>
          </table:table-cell>
          <table:table-cell office:value-type="string" calcext:value-type="string">
            <text:p>-0.38 migrant(s)/1,000 population (2015 est.)</text:p>
          </table:table-cell>
          <table:table-cell table:formula="of:=MID([.B27]; 1; FIND(&quot; &quot;; [.B27])-1)" office:value-type="string" office:string-value="-0.38" calcext:value-type="string">
            <text:p>-0.3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c.html" xlink:type="simple">Botswana</text:a></text:p>
          </table:table-cell>
          <table:table-cell office:value-type="string" calcext:value-type="string">
            <text:p>4.56 migrant(s)/1,000 population</text:p>
            <text:p>note: there is an increasing flow of Zimbabweans into South Africa and Botswana in search of better economic opportunities (2015 est.)</text:p>
          </table:table-cell>
          <table:table-cell table:formula="of:=MID([.B28]; 1; FIND(&quot; &quot;; [.B28])-1)" office:value-type="string" office:string-value="4.56" calcext:value-type="string">
            <text:p>4.5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r.html" xlink:type="simple">Brazil</text:a></text:p>
          </table:table-cell>
          <table:table-cell office:value-type="string" calcext:value-type="string">
            <text:p>-0.14 migrant(s)/1,000 population (2015 est.)</text:p>
          </table:table-cell>
          <table:table-cell table:formula="of:=MID([.B29]; 1; FIND(&quot; &quot;; [.B29])-1)" office:value-type="string" office:string-value="-0.14" calcext:value-type="string">
            <text:p>-0.1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i.html" xlink:type="simple">British Virgin Islands</text:a></text:p>
          </table:table-cell>
          <table:table-cell office:value-type="string" calcext:value-type="string">
            <text:p>17.28 migrant(s)/1,000 population (2015 est.)</text:p>
          </table:table-cell>
          <table:table-cell table:formula="of:=MID([.B30]; 1; FIND(&quot; &quot;; [.B30])-1)" office:value-type="string" office:string-value="17.28" calcext:value-type="string">
            <text:p>17.2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x.html" xlink:type="simple">Brunei</text:a></text:p>
          </table:table-cell>
          <table:table-cell office:value-type="string" calcext:value-type="string">
            <text:p>2.43 migrant(s)/1,000 population (2015 est.)</text:p>
          </table:table-cell>
          <table:table-cell table:formula="of:=MID([.B31]; 1; FIND(&quot; &quot;; [.B31])-1)" office:value-type="string" office:string-value="2.43" calcext:value-type="string">
            <text:p>2.4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u.html" xlink:type="simple">Bulgaria</text:a></text:p>
          </table:table-cell>
          <table:table-cell office:value-type="string" calcext:value-type="string">
            <text:p>-0.29 migrant(s)/1,000 population (2015 est.)</text:p>
          </table:table-cell>
          <table:table-cell table:formula="of:=MID([.B32]; 1; FIND(&quot; &quot;; [.B32])-1)" office:value-type="string" office:string-value="-0.29" calcext:value-type="string">
            <text:p>-0.2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v.html" xlink:type="simple">Burkina Faso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33]; 1; FIND(&quot; &quot;; [.B33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m.html" xlink:type="simple">Burma</text:a></text:p>
          </table:table-cell>
          <table:table-cell office:value-type="string" calcext:value-type="string">
            <text:p>-0.28 migrant(s)/1,000 population (2015 est.)</text:p>
          </table:table-cell>
          <table:table-cell table:formula="of:=MID([.B34]; 1; FIND(&quot; &quot;; [.B34])-1)" office:value-type="string" office:string-value="-0.28" calcext:value-type="string">
            <text:p>-0.2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y.html" xlink:type="simple">Burundi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35]; 1; FIND(&quot; &quot;; [.B35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v.html" xlink:type="simple">Cabo Verde</text:a></text:p>
          </table:table-cell>
          <table:table-cell office:value-type="string" calcext:value-type="string">
            <text:p>-0.63 migrant(s)/1,000 population (2015 est.)</text:p>
          </table:table-cell>
          <table:table-cell table:formula="of:=MID([.B36]; 1; FIND(&quot; &quot;; [.B36])-1)" office:value-type="string" office:string-value="-0.63" calcext:value-type="string">
            <text:p>-0.6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b.html" xlink:type="simple">Cambodia</text:a></text:p>
          </table:table-cell>
          <table:table-cell office:value-type="string" calcext:value-type="string">
            <text:p>-0.32 migrant(s)/1,000 population (2015 est.)</text:p>
          </table:table-cell>
          <table:table-cell table:formula="of:=MID([.B37]; 1; FIND(&quot; &quot;; [.B37])-1)" office:value-type="string" office:string-value="-0.32" calcext:value-type="string">
            <text:p>-0.3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m.html" xlink:type="simple">Cameroon</text:a></text:p>
          </table:table-cell>
          <table:table-cell office:value-type="string" calcext:value-type="string">
            <text:p>-0.15 migrant(s)/1,000 population (2015 est.)</text:p>
          </table:table-cell>
          <table:table-cell table:formula="of:=MID([.B38]; 1; FIND(&quot; &quot;; [.B38])-1)" office:value-type="string" office:string-value="-0.15" calcext:value-type="string">
            <text:p>-0.1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a.html" xlink:type="simple">Canada</text:a></text:p>
          </table:table-cell>
          <table:table-cell office:value-type="string" calcext:value-type="string">
            <text:p>5.66 migrant(s)/1,000 population (2015 est.)</text:p>
          </table:table-cell>
          <table:table-cell table:formula="of:=MID([.B39]; 1; FIND(&quot; &quot;; [.B39])-1)" office:value-type="string" office:string-value="5.66" calcext:value-type="string">
            <text:p>5.66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cj.html" xlink:type="simple">Cayman Islands</text:a></text:p>
          </table:table-cell>
          <table:table-cell office:value-type="string" calcext:value-type="string">
            <text:p>14.4 migrant(s)/1,000 population</text:p>
            <text:p>note: major destination for Cubans trying to migrate to the US (2015 est.)</text:p>
          </table:table-cell>
          <table:table-cell table:formula="of:=MID([.B40]; 1; FIND(&quot; &quot;; [.B40])-1)" office:value-type="string" office:string-value="14.4" calcext:value-type="string">
            <text:p>1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t.html" xlink:type="simple">Central African Republic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41]; 1; FIND(&quot; &quot;; [.B41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d.html" xlink:type="simple">Chad</text:a></text:p>
          </table:table-cell>
          <table:table-cell office:value-type="string" calcext:value-type="string">
            <text:p>-3.45 migrant(s)/1,000 population (2015 est.)</text:p>
          </table:table-cell>
          <table:table-cell table:formula="of:=MID([.B42]; 1; FIND(&quot; &quot;; [.B42])-1)" office:value-type="string" office:string-value="-3.45" calcext:value-type="string">
            <text:p>-3.4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i.html" xlink:type="simple">Chile</text:a></text:p>
          </table:table-cell>
          <table:table-cell office:value-type="string" calcext:value-type="string">
            <text:p>0.34 migrant(s)/1,000 population (2015 est.)</text:p>
          </table:table-cell>
          <table:table-cell table:formula="of:=MID([.B43]; 1; FIND(&quot; &quot;; [.B43])-1)" office:value-type="string" office:string-value="0.34" calcext:value-type="string">
            <text:p>0.3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h.html" xlink:type="simple">China</text:a></text:p>
          </table:table-cell>
          <table:table-cell office:value-type="string" calcext:value-type="string">
            <text:p>-0.44 migrant(s)/1,000 population (2015 est.)</text:p>
          </table:table-cell>
          <table:table-cell table:formula="of:=MID([.B44]; 1; FIND(&quot; &quot;; [.B44])-1)" office:value-type="string" office:string-value="-0.44" calcext:value-type="string">
            <text:p>-0.4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o.html" xlink:type="simple">Colombia</text:a></text:p>
          </table:table-cell>
          <table:table-cell office:value-type="string" calcext:value-type="string">
            <text:p>-0.64 migrant(s)/1,000 population (2015 est.)</text:p>
          </table:table-cell>
          <table:table-cell table:formula="of:=MID([.B45]; 1; FIND(&quot; &quot;; [.B45])-1)" office:value-type="string" office:string-value="-0.64" calcext:value-type="string">
            <text:p>-0.6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n.html" xlink:type="simple">Comoros</text:a></text:p>
          </table:table-cell>
          <table:table-cell office:value-type="string" calcext:value-type="string">
            <text:p>-2.53 migrant(s)/1,000 population (2015 est.)</text:p>
          </table:table-cell>
          <table:table-cell table:formula="of:=MID([.B46]; 1; FIND(&quot; &quot;; [.B46])-1)" office:value-type="string" office:string-value="-2.53" calcext:value-type="string">
            <text:p>-2.5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g.html" xlink:type="simple">Congo, Democratic Republic of the</text:a></text:p>
          </table:table-cell>
          <table:table-cell office:value-type="string" calcext:value-type="string">
            <text:p>-0.27 migrant(s)/1,000 population (2015 est.)</text:p>
          </table:table-cell>
          <table:table-cell table:formula="of:=MID([.B47]; 1; FIND(&quot; &quot;; [.B47])-1)" office:value-type="string" office:string-value="-0.27" calcext:value-type="string">
            <text:p>-0.2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f.html" xlink:type="simple">Congo, Republic of the</text:a></text:p>
          </table:table-cell>
          <table:table-cell office:value-type="string" calcext:value-type="string">
            <text:p>-5.9 migrant(s)/1,000 population (2015 est.)</text:p>
          </table:table-cell>
          <table:table-cell table:formula="of:=MID([.B48]; 1; FIND(&quot; &quot;; [.B48])-1)" office:value-type="string" office:string-value="-5.9" calcext:value-type="string">
            <text:p>-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s.html" xlink:type="simple">Costa Rica</text:a></text:p>
          </table:table-cell>
          <table:table-cell office:value-type="string" calcext:value-type="string">
            <text:p>0.83 migrant(s)/1,000 population (2015 est.)</text:p>
          </table:table-cell>
          <table:table-cell table:formula="of:=MID([.B49]; 1; FIND(&quot; &quot;; [.B49])-1)" office:value-type="string" office:string-value="0.83" calcext:value-type="string">
            <text:p>0.8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v.html" xlink:type="simple">Cote d'Ivoire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50]; 1; FIND(&quot; &quot;; [.B50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r.html" xlink:type="simple">Croatia</text:a></text:p>
          </table:table-cell>
          <table:table-cell office:value-type="string" calcext:value-type="string">
            <text:p>1.39 migrant(s)/1,000 population (2015 est.)</text:p>
          </table:table-cell>
          <table:table-cell table:formula="of:=MID([.B51]; 1; FIND(&quot; &quot;; [.B51])-1)" office:value-type="string" office:string-value="1.39" calcext:value-type="string">
            <text:p>1.3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u.html" xlink:type="simple">Cuba</text:a></text:p>
          </table:table-cell>
          <table:table-cell office:value-type="string" calcext:value-type="string">
            <text:p>-3.66 migrant(s)/1,000 population (2015 est.)</text:p>
          </table:table-cell>
          <table:table-cell table:formula="of:=MID([.B52]; 1; FIND(&quot; &quot;; [.B52])-1)" office:value-type="string" office:string-value="-3.66" calcext:value-type="string">
            <text:p>-3.6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c.html" xlink:type="simple">Curacao</text:a></text:p>
          </table:table-cell>
          <table:table-cell office:value-type="string" calcext:value-type="string">
            <text:p>1.27 migrant(s)/1,000 population (2008)</text:p>
          </table:table-cell>
          <table:table-cell table:formula="of:=MID([.B53]; 1; FIND(&quot; &quot;; [.B53])-1)" office:value-type="string" office:string-value="1.27" calcext:value-type="string">
            <text:p>1.2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y.html" xlink:type="simple">Cyprus</text:a></text:p>
          </table:table-cell>
          <table:table-cell office:value-type="string" calcext:value-type="string">
            <text:p>9.48 migrant(s)/1,000 population (2015 est.)</text:p>
          </table:table-cell>
          <table:table-cell table:formula="of:=MID([.B54]; 1; FIND(&quot; &quot;; [.B54])-1)" office:value-type="string" office:string-value="9.48" calcext:value-type="string">
            <text:p>9.4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z.html" xlink:type="simple">Czech Republic</text:a></text:p>
          </table:table-cell>
          <table:table-cell office:value-type="string" calcext:value-type="string">
            <text:p>2.33 migrant(s)/1,000 population (2015 est.)</text:p>
          </table:table-cell>
          <table:table-cell table:formula="of:=MID([.B55]; 1; FIND(&quot; &quot;; [.B55])-1)" office:value-type="string" office:string-value="2.33" calcext:value-type="string">
            <text:p>2.3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a.html" xlink:type="simple">Denmark</text:a></text:p>
          </table:table-cell>
          <table:table-cell office:value-type="string" calcext:value-type="string">
            <text:p>2.2 migrant(s)/1,000 population (2015 est.)</text:p>
          </table:table-cell>
          <table:table-cell table:formula="of:=MID([.B56]; 1; FIND(&quot; &quot;; [.B56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j.html" xlink:type="simple">Djibouti</text:a></text:p>
          </table:table-cell>
          <table:table-cell office:value-type="string" calcext:value-type="string">
            <text:p>6.06 migrant(s)/1,000 population (2015 est.)</text:p>
          </table:table-cell>
          <table:table-cell table:formula="of:=MID([.B57]; 1; FIND(&quot; &quot;; [.B57])-1)" office:value-type="string" office:string-value="6.06" calcext:value-type="string">
            <text:p>6.0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o.html" xlink:type="simple">Dominica</text:a></text:p>
          </table:table-cell>
          <table:table-cell office:value-type="string" calcext:value-type="string">
            <text:p>-5.38 migrant(s)/1,000 population (2015 est.)</text:p>
          </table:table-cell>
          <table:table-cell table:formula="of:=MID([.B58]; 1; FIND(&quot; &quot;; [.B58])-1)" office:value-type="string" office:string-value="-5.38" calcext:value-type="string">
            <text:p>-5.3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r.html" xlink:type="simple">Dominican Republic</text:a></text:p>
          </table:table-cell>
          <table:table-cell office:value-type="string" calcext:value-type="string">
            <text:p>-1.91 migrant(s)/1,000 population (2015 est.)</text:p>
          </table:table-cell>
          <table:table-cell table:formula="of:=MID([.B59]; 1; FIND(&quot; &quot;; [.B59])-1)" office:value-type="string" office:string-value="-1.91" calcext:value-type="string">
            <text:p>-1.9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c.html" xlink:type="simple">Ecuador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60]; 1; FIND(&quot; &quot;; [.B60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g.html" xlink:type="simple">Egypt</text:a></text:p>
          </table:table-cell>
          <table:table-cell office:value-type="string" calcext:value-type="string">
            <text:p>-0.19 migrant(s)/1,000 population (2015 est.)</text:p>
          </table:table-cell>
          <table:table-cell table:formula="of:=MID([.B61]; 1; FIND(&quot; &quot;; [.B61])-1)" office:value-type="string" office:string-value="-0.19" calcext:value-type="string">
            <text:p>-0.1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s.html" xlink:type="simple">El Salvador</text:a></text:p>
          </table:table-cell>
          <table:table-cell office:value-type="string" calcext:value-type="string">
            <text:p>-8.28 migrant(s)/1,000 population (2015 est.)</text:p>
          </table:table-cell>
          <table:table-cell table:formula="of:=MID([.B62]; 1; FIND(&quot; &quot;; [.B62])-1)" office:value-type="string" office:string-value="-8.28" calcext:value-type="string">
            <text:p>-8.2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k.html" xlink:type="simple">Equatorial Guinea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63]; 1; FIND(&quot; &quot;; [.B63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r.html" xlink:type="simple">Eritrea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64]; 1; FIND(&quot; &quot;; [.B64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n.html" xlink:type="simple">Estonia</text:a></text:p>
          </table:table-cell>
          <table:table-cell office:value-type="string" calcext:value-type="string">
            <text:p>-3.6 migrant(s)/1,000 population (2015 est.)</text:p>
          </table:table-cell>
          <table:table-cell table:formula="of:=MID([.B65]; 1; FIND(&quot; &quot;; [.B65])-1)" office:value-type="string" office:string-value="-3.6" calcext:value-type="string">
            <text:p>-3.6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5/geos/et.html" xlink:type="simple">Ethiopia</text:a></text:p>
          </table:table-cell>
          <table:table-cell office:value-type="string" calcext:value-type="string">
            <text:p>-0.22 migrant(s)/1,000 population</text:p>
            <text:p>note: repatriation of Ethiopian refugees residing in Sudan is expected to continue for several years; some Sudanese, Somali, and Eritrean refugees, who fled to Ethiopia from the fighting or famine in their own countries, continue to return to their homes (2015 est.)</text:p>
          </table:table-cell>
          <table:table-cell table:formula="of:=MID([.B66]; 1; FIND(&quot; &quot;; [.B66])-1)" office:value-type="string" office:string-value="-0.22" calcext:value-type="string">
            <text:p>-0.2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e.html" xlink:type="simple">European Union</text:a></text:p>
          </table:table-cell>
          <table:table-cell office:value-type="string" calcext:value-type="string">
            <text:p>2.22 migrant(s)/1,000 population (2014 est.)</text:p>
          </table:table-cell>
          <table:table-cell table:formula="of:=MID([.B67]; 1; FIND(&quot; &quot;; [.B67])-1)" office:value-type="string" office:string-value="2.22" calcext:value-type="string">
            <text:p>2.22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5/geos/fk.html" xlink:type="simple">Falkland Islands (Islas Malvinas)</text:a></text:p>
          </table:table-cell>
          <table:table-cell office:value-type="string" calcext:value-type="string">
            <text:p>NA</text:p>
          </table:table-cell>
          <table:table-cell table:formula="of:=MID([.B68]; 1; FIND(&quot; &quot;; [.B68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o.html" xlink:type="simple">Faroe Islands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69]; 1; FIND(&quot; &quot;; [.B69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j.html" xlink:type="simple">Fiji</text:a></text:p>
          </table:table-cell>
          <table:table-cell office:value-type="string" calcext:value-type="string">
            <text:p>-6.75 migrant(s)/1,000 population (2015 est.)</text:p>
          </table:table-cell>
          <table:table-cell table:formula="of:=MID([.B70]; 1; FIND(&quot; &quot;; [.B70])-1)" office:value-type="string" office:string-value="-6.75" calcext:value-type="string">
            <text:p>-6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i.html" xlink:type="simple">Finland</text:a></text:p>
          </table:table-cell>
          <table:table-cell office:value-type="string" calcext:value-type="string">
            <text:p>3.1 migrant(s)/1,000 population (2015 est.)</text:p>
          </table:table-cell>
          <table:table-cell table:formula="of:=MID([.B71]; 1; FIND(&quot; &quot;; [.B71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r.html" xlink:type="simple">France</text:a></text:p>
          </table:table-cell>
          <table:table-cell office:value-type="string" calcext:value-type="string">
            <text:p>1.09 migrant(s)/1,000 population (2015 est.)</text:p>
          </table:table-cell>
          <table:table-cell table:formula="of:=MID([.B72]; 1; FIND(&quot; &quot;; [.B72])-1)" office:value-type="string" office:string-value="1.09" calcext:value-type="string">
            <text:p>1.0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p.html" xlink:type="simple">French Polynesia</text:a></text:p>
          </table:table-cell>
          <table:table-cell office:value-type="string" calcext:value-type="string">
            <text:p>-0.84 migrant(s)/1,000 population (2015 est.)</text:p>
          </table:table-cell>
          <table:table-cell table:formula="of:=MID([.B73]; 1; FIND(&quot; &quot;; [.B73])-1)" office:value-type="string" office:string-value="-0.84" calcext:value-type="string">
            <text:p>-0.8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b.html" xlink:type="simple">Gabon</text:a></text:p>
          </table:table-cell>
          <table:table-cell office:value-type="string" calcext:value-type="string">
            <text:p>-2.03 migrant(s)/1,000 population (2015 est.)</text:p>
          </table:table-cell>
          <table:table-cell table:formula="of:=MID([.B74]; 1; FIND(&quot; &quot;; [.B74])-1)" office:value-type="string" office:string-value="-2.03" calcext:value-type="string">
            <text:p>-2.0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a.html" xlink:type="simple">Gambia, The</text:a></text:p>
          </table:table-cell>
          <table:table-cell office:value-type="string" calcext:value-type="string">
            <text:p>-2.12 migrant(s)/1,000 population (2015 est.)</text:p>
          </table:table-cell>
          <table:table-cell table:formula="of:=MID([.B75]; 1; FIND(&quot; &quot;; [.B75])-1)" office:value-type="string" office:string-value="-2.12" calcext:value-type="string">
            <text:p>-2.1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z.html" xlink:type="simple">Gaza Strip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76]; 1; FIND(&quot; &quot;; [.B76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g.html" xlink:type="simple">Georgia</text:a></text:p>
          </table:table-cell>
          <table:table-cell office:value-type="string" calcext:value-type="string">
            <text:p>-2.7 migrant(s)/1,000 population (2015 est.)</text:p>
          </table:table-cell>
          <table:table-cell table:formula="of:=MID([.B77]; 1; FIND(&quot; &quot;; [.B77])-1)" office:value-type="string" office:string-value="-2.7" calcext:value-type="string">
            <text:p>-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m.html" xlink:type="simple">Germany</text:a></text:p>
          </table:table-cell>
          <table:table-cell office:value-type="string" calcext:value-type="string">
            <text:p>1.24 migrant(s)/1,000 population (2015 est.)</text:p>
          </table:table-cell>
          <table:table-cell table:formula="of:=MID([.B78]; 1; FIND(&quot; &quot;; [.B78])-1)" office:value-type="string" office:string-value="1.24" calcext:value-type="string">
            <text:p>1.2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h.html" xlink:type="simple">Ghana</text:a></text:p>
          </table:table-cell>
          <table:table-cell office:value-type="string" calcext:value-type="string">
            <text:p>-2.02 migrant(s)/1,000 population (2015 est.)</text:p>
          </table:table-cell>
          <table:table-cell table:formula="of:=MID([.B79]; 1; FIND(&quot; &quot;; [.B79])-1)" office:value-type="string" office:string-value="-2.02" calcext:value-type="string">
            <text:p>-2.0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i.html" xlink:type="simple">Gibraltar</text:a></text:p>
          </table:table-cell>
          <table:table-cell office:value-type="string" calcext:value-type="string">
            <text:p>-3.28 migrant(s)/1,000 population (2015 est.)</text:p>
          </table:table-cell>
          <table:table-cell table:formula="of:=MID([.B80]; 1; FIND(&quot; &quot;; [.B80])-1)" office:value-type="string" office:string-value="-3.28" calcext:value-type="string">
            <text:p>-3.2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r.html" xlink:type="simple">Greece</text:a></text:p>
          </table:table-cell>
          <table:table-cell office:value-type="string" calcext:value-type="string">
            <text:p>2.32 migrant(s)/1,000 population (2015 est.)</text:p>
          </table:table-cell>
          <table:table-cell table:formula="of:=MID([.B81]; 1; FIND(&quot; &quot;; [.B81])-1)" office:value-type="string" office:string-value="2.32" calcext:value-type="string">
            <text:p>2.3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l.html" xlink:type="simple">Greenland</text:a></text:p>
          </table:table-cell>
          <table:table-cell office:value-type="string" calcext:value-type="string">
            <text:p>-5.98 migrant(s)/1,000 population (2015 est.)</text:p>
          </table:table-cell>
          <table:table-cell table:formula="of:=MID([.B82]; 1; FIND(&quot; &quot;; [.B82])-1)" office:value-type="string" office:string-value="-5.98" calcext:value-type="string">
            <text:p>-5.9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j.html" xlink:type="simple">Grenada</text:a></text:p>
          </table:table-cell>
          <table:table-cell office:value-type="string" calcext:value-type="string">
            <text:p>-3.13 migrant(s)/1,000 population (2015 est.)</text:p>
          </table:table-cell>
          <table:table-cell table:formula="of:=MID([.B83]; 1; FIND(&quot; &quot;; [.B83])-1)" office:value-type="string" office:string-value="-3.13" calcext:value-type="string">
            <text:p>-3.1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q.html" xlink:type="simple">Guam</text:a></text:p>
          </table:table-cell>
          <table:table-cell office:value-type="string" calcext:value-type="string">
            <text:p>-6.34 migrant(s)/1,000 population (2015 est.)</text:p>
          </table:table-cell>
          <table:table-cell table:formula="of:=MID([.B84]; 1; FIND(&quot; &quot;; [.B84])-1)" office:value-type="string" office:string-value="-6.34" calcext:value-type="string">
            <text:p>-6.3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t.html" xlink:type="simple">Guatemala</text:a></text:p>
          </table:table-cell>
          <table:table-cell office:value-type="string" calcext:value-type="string">
            <text:p>-1.97 migrant(s)/1,000 population (2015 est.)</text:p>
          </table:table-cell>
          <table:table-cell table:formula="of:=MID([.B85]; 1; FIND(&quot; &quot;; [.B85])-1)" office:value-type="string" office:string-value="-1.97" calcext:value-type="string">
            <text:p>-1.9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k.html" xlink:type="simple">Guernsey</text:a></text:p>
          </table:table-cell>
          <table:table-cell office:value-type="string" calcext:value-type="string">
            <text:p>2.32 migrant(s)/1,000 population (2015 est.)</text:p>
          </table:table-cell>
          <table:table-cell table:formula="of:=MID([.B86]; 1; FIND(&quot; &quot;; [.B86])-1)" office:value-type="string" office:string-value="2.32" calcext:value-type="string">
            <text:p>2.3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u.html" xlink:type="simple">Guinea-Bissau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87]; 1; FIND(&quot; &quot;; [.B87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v.html" xlink:type="simple">Guinea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88]; 1; FIND(&quot; &quot;; [.B88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y.html" xlink:type="simple">Guyana</text:a></text:p>
          </table:table-cell>
          <table:table-cell office:value-type="string" calcext:value-type="string">
            <text:p>-8.06 migrant(s)/1,000 population (2015 est.)</text:p>
          </table:table-cell>
          <table:table-cell table:formula="of:=MID([.B89]; 1; FIND(&quot; &quot;; [.B89])-1)" office:value-type="string" office:string-value="-8.06" calcext:value-type="string">
            <text:p>-8.0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a.html" xlink:type="simple">Haiti</text:a></text:p>
          </table:table-cell>
          <table:table-cell office:value-type="string" calcext:value-type="string">
            <text:p>-2.76 migrant(s)/1,000 population (2015 est.)</text:p>
          </table:table-cell>
          <table:table-cell table:formula="of:=MID([.B90]; 1; FIND(&quot; &quot;; [.B90])-1)" office:value-type="string" office:string-value="-2.76" calcext:value-type="string">
            <text:p>-2.7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o.html" xlink:type="simple">Honduras</text:a></text:p>
          </table:table-cell>
          <table:table-cell office:value-type="string" calcext:value-type="string">
            <text:p>-1.16 migrant(s)/1,000 population (2015 est.)</text:p>
          </table:table-cell>
          <table:table-cell table:formula="of:=MID([.B91]; 1; FIND(&quot; &quot;; [.B91])-1)" office:value-type="string" office:string-value="-1.16" calcext:value-type="string">
            <text:p>-1.1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k.html" xlink:type="simple">Hong Kong</text:a></text:p>
          </table:table-cell>
          <table:table-cell office:value-type="string" calcext:value-type="string">
            <text:p>1.68 migrant(s)/1,000 population (2015 est.)</text:p>
          </table:table-cell>
          <table:table-cell table:formula="of:=MID([.B92]; 1; FIND(&quot; &quot;; [.B92])-1)" office:value-type="string" office:string-value="1.68" calcext:value-type="string">
            <text:p>1.6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u.html" xlink:type="simple">Hungary</text:a></text:p>
          </table:table-cell>
          <table:table-cell office:value-type="string" calcext:value-type="string">
            <text:p>1.33 migrant(s)/1,000 population (2015 est.)</text:p>
          </table:table-cell>
          <table:table-cell table:formula="of:=MID([.B93]; 1; FIND(&quot; &quot;; [.B93])-1)" office:value-type="string" office:string-value="1.33" calcext:value-type="string">
            <text:p>1.3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c.html" xlink:type="simple">Iceland</text:a></text:p>
          </table:table-cell>
          <table:table-cell office:value-type="string" calcext:value-type="string">
            <text:p>4.43 migrant(s)/1,000 population (2015 est.)</text:p>
          </table:table-cell>
          <table:table-cell table:formula="of:=MID([.B94]; 1; FIND(&quot; &quot;; [.B94])-1)" office:value-type="string" office:string-value="4.43" calcext:value-type="string">
            <text:p>4.4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n.html" xlink:type="simple">India</text:a></text:p>
          </table:table-cell>
          <table:table-cell office:value-type="string" calcext:value-type="string">
            <text:p>-0.04 migrant(s)/1,000 population (2015 est.)</text:p>
          </table:table-cell>
          <table:table-cell table:formula="of:=MID([.B95]; 1; FIND(&quot; &quot;; [.B95])-1)" office:value-type="string" office:string-value="-0.04" calcext:value-type="string">
            <text:p>-0.0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d.html" xlink:type="simple">Indonesia</text:a></text:p>
          </table:table-cell>
          <table:table-cell office:value-type="string" calcext:value-type="string">
            <text:p>-1.16 migrant(s)/1,000 population (2015 est.)</text:p>
          </table:table-cell>
          <table:table-cell table:formula="of:=MID([.B96]; 1; FIND(&quot; &quot;; [.B96])-1)" office:value-type="string" office:string-value="-1.16" calcext:value-type="string">
            <text:p>-1.1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r.html" xlink:type="simple">Iran</text:a></text:p>
          </table:table-cell>
          <table:table-cell office:value-type="string" calcext:value-type="string">
            <text:p>-0.07 migrant(s)/1,000 population (2015 est.)</text:p>
          </table:table-cell>
          <table:table-cell table:formula="of:=MID([.B97]; 1; FIND(&quot; &quot;; [.B97])-1)" office:value-type="string" office:string-value="-0.07" calcext:value-type="string">
            <text:p>-0.0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z.html" xlink:type="simple">Iraq</text:a></text:p>
          </table:table-cell>
          <table:table-cell office:value-type="string" calcext:value-type="string">
            <text:p>1.62 migrant(s)/1,000 population (2015 est.)</text:p>
          </table:table-cell>
          <table:table-cell table:formula="of:=MID([.B98]; 1; FIND(&quot; &quot;; [.B98])-1)" office:value-type="string" office:string-value="1.62" calcext:value-type="string">
            <text:p>1.6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i.html" xlink:type="simple">Ireland</text:a></text:p>
          </table:table-cell>
          <table:table-cell office:value-type="string" calcext:value-type="string">
            <text:p>4.09 migrant(s)/1,000 population (2015 est.)</text:p>
          </table:table-cell>
          <table:table-cell table:formula="of:=MID([.B99]; 1; FIND(&quot; &quot;; [.B99])-1)" office:value-type="string" office:string-value="4.09" calcext:value-type="string">
            <text:p>4.0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m.html" xlink:type="simple">Isle of Man</text:a></text:p>
          </table:table-cell>
          <table:table-cell office:value-type="string" calcext:value-type="string">
            <text:p>6.56 migrant(s)/1,000 population (2015 est.)</text:p>
          </table:table-cell>
          <table:table-cell table:formula="of:=MID([.B100]; 1; FIND(&quot; &quot;; [.B100])-1)" office:value-type="string" office:string-value="6.56" calcext:value-type="string">
            <text:p>6.5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s.html" xlink:type="simple">Israel</text:a></text:p>
          </table:table-cell>
          <table:table-cell office:value-type="string" calcext:value-type="string">
            <text:p>2.24 migrant(s)/1,000 population (2015 est.)</text:p>
          </table:table-cell>
          <table:table-cell table:formula="of:=MID([.B101]; 1; FIND(&quot; &quot;; [.B101])-1)" office:value-type="string" office:string-value="2.24" calcext:value-type="string">
            <text:p>2.2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t.html" xlink:type="simple">Italy</text:a></text:p>
          </table:table-cell>
          <table:table-cell office:value-type="string" calcext:value-type="string">
            <text:p>4.1 migrant(s)/1,000 population (2015 est.)</text:p>
          </table:table-cell>
          <table:table-cell table:formula="of:=MID([.B102]; 1; FIND(&quot; &quot;; [.B102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m.html" xlink:type="simple">Jamaica</text:a></text:p>
          </table:table-cell>
          <table:table-cell office:value-type="string" calcext:value-type="string">
            <text:p>-4.66 migrant(s)/1,000 population (2015 est.)</text:p>
          </table:table-cell>
          <table:table-cell table:formula="of:=MID([.B103]; 1; FIND(&quot; &quot;; [.B103])-1)" office:value-type="string" office:string-value="-4.66" calcext:value-type="string">
            <text:p>-4.6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a.html" xlink:type="simple">Japan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104]; 1; FIND(&quot; &quot;; [.B104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e.html" xlink:type="simple">Jersey</text:a></text:p>
          </table:table-cell>
          <table:table-cell office:value-type="string" calcext:value-type="string">
            <text:p>3.76 migrant(s)/1,000 population (2015 est.)</text:p>
          </table:table-cell>
          <table:table-cell table:formula="of:=MID([.B105]; 1; FIND(&quot; &quot;; [.B105])-1)" office:value-type="string" office:string-value="3.76" calcext:value-type="string">
            <text:p>3.7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o.html" xlink:type="simple">Jordan</text:a></text:p>
          </table:table-cell>
          <table:table-cell office:value-type="string" calcext:value-type="string">
            <text:p>-13.24 migrant(s)/1,000 population (2015 est.)</text:p>
          </table:table-cell>
          <table:table-cell table:formula="of:=MID([.B106]; 1; FIND(&quot; &quot;; [.B106])-1)" office:value-type="string" office:string-value="-13.24" calcext:value-type="string">
            <text:p>-13.2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z.html" xlink:type="simple">Kazakhstan</text:a></text:p>
          </table:table-cell>
          <table:table-cell office:value-type="string" calcext:value-type="string">
            <text:p>0.41 migrant(s)/1,000 population (2015 est.)</text:p>
          </table:table-cell>
          <table:table-cell table:formula="of:=MID([.B107]; 1; FIND(&quot; &quot;; [.B107])-1)" office:value-type="string" office:string-value="0.41" calcext:value-type="string">
            <text:p>0.4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e.html" xlink:type="simple">Kenya</text:a></text:p>
          </table:table-cell>
          <table:table-cell office:value-type="string" calcext:value-type="string">
            <text:p>-0.22 migrant(s)/1,000 population (2015 est.)</text:p>
          </table:table-cell>
          <table:table-cell table:formula="of:=MID([.B108]; 1; FIND(&quot; &quot;; [.B108])-1)" office:value-type="string" office:string-value="-0.22" calcext:value-type="string">
            <text:p>-0.2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r.html" xlink:type="simple">Kiribati</text:a></text:p>
          </table:table-cell>
          <table:table-cell office:value-type="string" calcext:value-type="string">
            <text:p>-2.87 migrant(s)/1,000 population (2015 est.)</text:p>
          </table:table-cell>
          <table:table-cell table:formula="of:=MID([.B109]; 1; FIND(&quot; &quot;; [.B109])-1)" office:value-type="string" office:string-value="-2.87" calcext:value-type="string">
            <text:p>-2.8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n.html" xlink:type="simple">Korea, North</text:a></text:p>
          </table:table-cell>
          <table:table-cell office:value-type="string" calcext:value-type="string">
            <text:p>-0.04 migrant(s)/1,000 population (2015 est.)</text:p>
          </table:table-cell>
          <table:table-cell table:formula="of:=MID([.B110]; 1; FIND(&quot; &quot;; [.B110])-1)" office:value-type="string" office:string-value="-0.04" calcext:value-type="string">
            <text:p>-0.0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s.html" xlink:type="simple">Korea, South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111]; 1; FIND(&quot; &quot;; [.B111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u.html" xlink:type="simple">Kuwait</text:a></text:p>
          </table:table-cell>
          <table:table-cell office:value-type="string" calcext:value-type="string">
            <text:p>-1.58 migrant(s)/1,000 population (2015 est.)</text:p>
          </table:table-cell>
          <table:table-cell table:formula="of:=MID([.B112]; 1; FIND(&quot; &quot;; [.B112])-1)" office:value-type="string" office:string-value="-1.58" calcext:value-type="string">
            <text:p>-1.5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g.html" xlink:type="simple">Kyrgyzstan</text:a></text:p>
          </table:table-cell>
          <table:table-cell office:value-type="string" calcext:value-type="string">
            <text:p>-5.22 migrant(s)/1,000 population (2015 est.)</text:p>
          </table:table-cell>
          <table:table-cell table:formula="of:=MID([.B113]; 1; FIND(&quot; &quot;; [.B113])-1)" office:value-type="string" office:string-value="-5.22" calcext:value-type="string">
            <text:p>-5.2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a.html" xlink:type="simple">Laos</text:a></text:p>
          </table:table-cell>
          <table:table-cell office:value-type="string" calcext:value-type="string">
            <text:p>-1.09 migrant(s)/1,000 population (2015 est.)</text:p>
          </table:table-cell>
          <table:table-cell table:formula="of:=MID([.B114]; 1; FIND(&quot; &quot;; [.B114])-1)" office:value-type="string" office:string-value="-1.09" calcext:value-type="string">
            <text:p>-1.0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g.html" xlink:type="simple">Latvia</text:a></text:p>
          </table:table-cell>
          <table:table-cell office:value-type="string" calcext:value-type="string">
            <text:p>-6.26 migrant(s)/1,000 population (2015 est.)</text:p>
          </table:table-cell>
          <table:table-cell table:formula="of:=MID([.B115]; 1; FIND(&quot; &quot;; [.B115])-1)" office:value-type="string" office:string-value="-6.26" calcext:value-type="string">
            <text:p>-6.2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e.html" xlink:type="simple">Lebanon</text:a></text:p>
          </table:table-cell>
          <table:table-cell office:value-type="string" calcext:value-type="string">
            <text:p>-1.1 migrant(s)/1,000 population (2015 est.)</text:p>
          </table:table-cell>
          <table:table-cell table:formula="of:=MID([.B116]; 1; FIND(&quot; &quot;; [.B116])-1)" office:value-type="string" office:string-value="-1.1" calcext:value-type="string">
            <text:p>-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t.html" xlink:type="simple">Lesotho</text:a></text:p>
          </table:table-cell>
          <table:table-cell office:value-type="string" calcext:value-type="string">
            <text:p>-7.36 migrant(s)/1,000 population (2015 est.)</text:p>
          </table:table-cell>
          <table:table-cell table:formula="of:=MID([.B117]; 1; FIND(&quot; &quot;; [.B117])-1)" office:value-type="string" office:string-value="-7.36" calcext:value-type="string">
            <text:p>-7.3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i.html" xlink:type="simple">Liberia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118]; 1; FIND(&quot; &quot;; [.B118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y.html" xlink:type="simple">Libya</text:a></text:p>
          </table:table-cell>
          <table:table-cell office:value-type="string" calcext:value-type="string">
            <text:p>7.8 migrant(s)/1,000 population (2015 est.)</text:p>
          </table:table-cell>
          <table:table-cell table:formula="of:=MID([.B119]; 1; FIND(&quot; &quot;; [.B119])-1)" office:value-type="string" office:string-value="7.8" calcext:value-type="string">
            <text:p>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s.html" xlink:type="simple">Liechtenstein</text:a></text:p>
          </table:table-cell>
          <table:table-cell office:value-type="string" calcext:value-type="string">
            <text:p>5.08 migrant(s)/1,000 population (2015 est.)</text:p>
          </table:table-cell>
          <table:table-cell table:formula="of:=MID([.B120]; 1; FIND(&quot; &quot;; [.B120])-1)" office:value-type="string" office:string-value="5.08" calcext:value-type="string">
            <text:p>5.0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h.html" xlink:type="simple">Lithuania</text:a></text:p>
          </table:table-cell>
          <table:table-cell office:value-type="string" calcext:value-type="string">
            <text:p>-6.27 migrant(s)/1,000 population (2015 est.)</text:p>
          </table:table-cell>
          <table:table-cell table:formula="of:=MID([.B121]; 1; FIND(&quot; &quot;; [.B121])-1)" office:value-type="string" office:string-value="-6.27" calcext:value-type="string">
            <text:p>-6.2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u.html" xlink:type="simple">Luxembourg</text:a></text:p>
          </table:table-cell>
          <table:table-cell office:value-type="string" calcext:value-type="string">
            <text:p>17.16 migrant(s)/1,000 population (2015 est.)</text:p>
          </table:table-cell>
          <table:table-cell table:formula="of:=MID([.B122]; 1; FIND(&quot; &quot;; [.B122])-1)" office:value-type="string" office:string-value="17.16" calcext:value-type="string">
            <text:p>17.1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c.html" xlink:type="simple">Macau</text:a></text:p>
          </table:table-cell>
          <table:table-cell office:value-type="string" calcext:value-type="string">
            <text:p>3.37 migrant(s)/1,000 population (2015 est.)</text:p>
          </table:table-cell>
          <table:table-cell table:formula="of:=MID([.B123]; 1; FIND(&quot; &quot;; [.B123])-1)" office:value-type="string" office:string-value="3.37" calcext:value-type="string">
            <text:p>3.3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k.html" xlink:type="simple">Macedonia</text:a></text:p>
          </table:table-cell>
          <table:table-cell office:value-type="string" calcext:value-type="string">
            <text:p>-0.48 migrant(s)/1,000 population (2015 est.)</text:p>
          </table:table-cell>
          <table:table-cell table:formula="of:=MID([.B124]; 1; FIND(&quot; &quot;; [.B124])-1)" office:value-type="string" office:string-value="-0.48" calcext:value-type="string">
            <text:p>-0.4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a.html" xlink:type="simple">Madagascar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125]; 1; FIND(&quot; &quot;; [.B125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i.html" xlink:type="simple">Malawi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126]; 1; FIND(&quot; &quot;; [.B126])-1)" office:value-type="string" office:string-value="0" calcext:value-type="string">
            <text:p>0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5/geos/my.html" xlink:type="simple">Malaysia</text:a></text:p>
          </table:table-cell>
          <table:table-cell office:value-type="string" calcext:value-type="string">
            <text:p>-0.33 migrant(s)/1,000 population</text:p>
            <text:p>note: does not reflect net flow of an unknown number of illegal immigrants from other countries in the region (2015 est.)</text:p>
          </table:table-cell>
          <table:table-cell table:formula="of:=MID([.B127]; 1; FIND(&quot; &quot;; [.B127])-1)" office:value-type="string" office:string-value="-0.33" calcext:value-type="string">
            <text:p>-0.3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v.html" xlink:type="simple">Maldives</text:a></text:p>
          </table:table-cell>
          <table:table-cell office:value-type="string" calcext:value-type="string">
            <text:p>-12.68 migrant(s)/1,000 population (2015 est.)</text:p>
          </table:table-cell>
          <table:table-cell table:formula="of:=MID([.B128]; 1; FIND(&quot; &quot;; [.B128])-1)" office:value-type="string" office:string-value="-12.68" calcext:value-type="string">
            <text:p>-12.6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l.html" xlink:type="simple">Mali</text:a></text:p>
          </table:table-cell>
          <table:table-cell office:value-type="string" calcext:value-type="string">
            <text:p>-2.26 migrant(s)/1,000 population (2015 est.)</text:p>
          </table:table-cell>
          <table:table-cell table:formula="of:=MID([.B129]; 1; FIND(&quot; &quot;; [.B129])-1)" office:value-type="string" office:string-value="-2.26" calcext:value-type="string">
            <text:p>-2.2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t.html" xlink:type="simple">Malta</text:a></text:p>
          </table:table-cell>
          <table:table-cell office:value-type="string" calcext:value-type="string">
            <text:p>1.98 migrant(s)/1,000 population (2015 est.)</text:p>
          </table:table-cell>
          <table:table-cell table:formula="of:=MID([.B130]; 1; FIND(&quot; &quot;; [.B130])-1)" office:value-type="string" office:string-value="1.98" calcext:value-type="string">
            <text:p>1.9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m.html" xlink:type="simple">Marshall Islands</text:a></text:p>
          </table:table-cell>
          <table:table-cell office:value-type="string" calcext:value-type="string">
            <text:p>-4.83 migrant(s)/1,000 population (2015 est.)</text:p>
          </table:table-cell>
          <table:table-cell table:formula="of:=MID([.B131]; 1; FIND(&quot; &quot;; [.B131])-1)" office:value-type="string" office:string-value="-4.83" calcext:value-type="string">
            <text:p>-4.8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r.html" xlink:type="simple">Mauritania</text:a></text:p>
          </table:table-cell>
          <table:table-cell office:value-type="string" calcext:value-type="string">
            <text:p>-0.83 migrant(s)/1,000 population (2015 est.)</text:p>
          </table:table-cell>
          <table:table-cell table:formula="of:=MID([.B132]; 1; FIND(&quot; &quot;; [.B132])-1)" office:value-type="string" office:string-value="-0.83" calcext:value-type="string">
            <text:p>-0.8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p.html" xlink:type="simple">Mauritius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133]; 1; FIND(&quot; &quot;; [.B133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x.html" xlink:type="simple">Mexico</text:a></text:p>
          </table:table-cell>
          <table:table-cell office:value-type="string" calcext:value-type="string">
            <text:p>-1.68 migrant(s)/1,000 population (2015 est.)</text:p>
          </table:table-cell>
          <table:table-cell table:formula="of:=MID([.B134]; 1; FIND(&quot; &quot;; [.B134])-1)" office:value-type="string" office:string-value="-1.68" calcext:value-type="string">
            <text:p>-1.6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m.html" xlink:type="simple">Micronesia, Federated States of</text:a></text:p>
          </table:table-cell>
          <table:table-cell office:value-type="string" calcext:value-type="string">
            <text:p>-20.93 migrant(s)/1,000 population (2015 est.)</text:p>
          </table:table-cell>
          <table:table-cell table:formula="of:=MID([.B135]; 1; FIND(&quot; &quot;; [.B135])-1)" office:value-type="string" office:string-value="-20.93" calcext:value-type="string">
            <text:p>-20.9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d.html" xlink:type="simple">Moldova</text:a></text:p>
          </table:table-cell>
          <table:table-cell office:value-type="string" calcext:value-type="string">
            <text:p>-9.67 migrant(s)/1,000 population (2015 est.)</text:p>
          </table:table-cell>
          <table:table-cell table:formula="of:=MID([.B136]; 1; FIND(&quot; &quot;; [.B136])-1)" office:value-type="string" office:string-value="-9.67" calcext:value-type="string">
            <text:p>-9.6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n.html" xlink:type="simple">Monaco</text:a></text:p>
          </table:table-cell>
          <table:table-cell office:value-type="string" calcext:value-type="string">
            <text:p>3.83 migrant(s)/1,000 population (2015 est.)</text:p>
          </table:table-cell>
          <table:table-cell table:formula="of:=MID([.B137]; 1; FIND(&quot; &quot;; [.B137])-1)" office:value-type="string" office:string-value="3.83" calcext:value-type="string">
            <text:p>3.8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g.html" xlink:type="simple">Mongolia</text:a></text:p>
          </table:table-cell>
          <table:table-cell office:value-type="string" calcext:value-type="string">
            <text:p>-0.84 migrant(s)/1,000 population (2015 est.)</text:p>
          </table:table-cell>
          <table:table-cell table:formula="of:=MID([.B138]; 1; FIND(&quot; &quot;; [.B138])-1)" office:value-type="string" office:string-value="-0.84" calcext:value-type="string">
            <text:p>-0.8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h.html" xlink:type="simple">Montserrat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139]; 1; FIND(&quot; &quot;; [.B139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o.html" xlink:type="simple">Morocco</text:a></text:p>
          </table:table-cell>
          <table:table-cell office:value-type="string" calcext:value-type="string">
            <text:p>-3.36 migrant(s)/1,000 population (2015 est.)</text:p>
          </table:table-cell>
          <table:table-cell table:formula="of:=MID([.B140]; 1; FIND(&quot; &quot;; [.B140])-1)" office:value-type="string" office:string-value="-3.36" calcext:value-type="string">
            <text:p>-3.3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z.html" xlink:type="simple">Mozambique</text:a></text:p>
          </table:table-cell>
          <table:table-cell office:value-type="string" calcext:value-type="string">
            <text:p>-1.98 migrant(s)/1,000 population (2015 est.)</text:p>
          </table:table-cell>
          <table:table-cell table:formula="of:=MID([.B141]; 1; FIND(&quot; &quot;; [.B141])-1)" office:value-type="string" office:string-value="-1.98" calcext:value-type="string">
            <text:p>-1.9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a.html" xlink:type="simple">Namibia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142]; 1; FIND(&quot; &quot;; [.B142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r.html" xlink:type="simple">Nauru</text:a></text:p>
          </table:table-cell>
          <table:table-cell office:value-type="string" calcext:value-type="string">
            <text:p>-13.63 migrant(s)/1,000 population (2015 est.)</text:p>
          </table:table-cell>
          <table:table-cell table:formula="of:=MID([.B143]; 1; FIND(&quot; &quot;; [.B143])-1)" office:value-type="string" office:string-value="-13.63" calcext:value-type="string">
            <text:p>-13.6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p.html" xlink:type="simple">Nepal</text:a></text:p>
          </table:table-cell>
          <table:table-cell office:value-type="string" calcext:value-type="string">
            <text:p>3.86 migrant(s)/1,000 population (2015 est.)</text:p>
          </table:table-cell>
          <table:table-cell table:formula="of:=MID([.B144]; 1; FIND(&quot; &quot;; [.B144])-1)" office:value-type="string" office:string-value="3.86" calcext:value-type="string">
            <text:p>3.8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l.html" xlink:type="simple">Netherlands</text:a></text:p>
          </table:table-cell>
          <table:table-cell office:value-type="string" calcext:value-type="string">
            <text:p>1.95 migrant(s)/1,000 population (2015 est.)</text:p>
          </table:table-cell>
          <table:table-cell table:formula="of:=MID([.B145]; 1; FIND(&quot; &quot;; [.B145])-1)" office:value-type="string" office:string-value="1.95" calcext:value-type="string">
            <text:p>1.95</text:p>
          </table:table-cell>
        </table:table-row>
        <table:table-row table:style-name="ro8">
          <table:table-cell office:value-type="string" calcext:value-type="string">
            <text:p><text:a xlink:href="file:///D:/cia-world-factbook/factbook-2015/geos/nc.html" xlink:type="simple">New Caledonia</text:a></text:p>
          </table:table-cell>
          <table:table-cell office:value-type="string" calcext:value-type="string">
            <text:p>4.01 migrant(s)/1,000 population</text:p>
            <text:p>note: there has been steady emigration from Wallis and Futuna to New Caledonia (2015 est.)</text:p>
          </table:table-cell>
          <table:table-cell table:formula="of:=MID([.B146]; 1; FIND(&quot; &quot;; [.B146])-1)" office:value-type="string" office:string-value="4.01" calcext:value-type="string">
            <text:p>4.0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z.html" xlink:type="simple">New Zealand</text:a></text:p>
          </table:table-cell>
          <table:table-cell office:value-type="string" calcext:value-type="string">
            <text:p>2.21 migrant(s)/1,000 population (2015 est.)</text:p>
          </table:table-cell>
          <table:table-cell table:formula="of:=MID([.B147]; 1; FIND(&quot; &quot;; [.B147])-1)" office:value-type="string" office:string-value="2.21" calcext:value-type="string">
            <text:p>2.2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u.html" xlink:type="simple">Nicaragua</text:a></text:p>
          </table:table-cell>
          <table:table-cell office:value-type="string" calcext:value-type="string">
            <text:p>-3 migrant(s)/1,000 population (2015 est.)</text:p>
          </table:table-cell>
          <table:table-cell table:formula="of:=MID([.B148]; 1; FIND(&quot; &quot;; [.B148])-1)" office:value-type="string" office:string-value="-3" calcext:value-type="string">
            <text:p>-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i.html" xlink:type="simple">Nigeria</text:a></text:p>
          </table:table-cell>
          <table:table-cell office:value-type="string" calcext:value-type="string">
            <text:p>-0.22 migrant(s)/1,000 population (2015 est.)</text:p>
          </table:table-cell>
          <table:table-cell table:formula="of:=MID([.B149]; 1; FIND(&quot; &quot;; [.B149])-1)" office:value-type="string" office:string-value="-0.22" calcext:value-type="string">
            <text:p>-0.2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g.html" xlink:type="simple">Niger</text:a></text:p>
          </table:table-cell>
          <table:table-cell office:value-type="string" calcext:value-type="string">
            <text:p>-0.56 migrant(s)/1,000 population (2015 est.)</text:p>
          </table:table-cell>
          <table:table-cell table:formula="of:=MID([.B150]; 1; FIND(&quot; &quot;; [.B150])-1)" office:value-type="string" office:string-value="-0.56" calcext:value-type="string">
            <text:p>-0.5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q.html" xlink:type="simple">Northern Mariana Islands</text:a></text:p>
          </table:table-cell>
          <table:table-cell office:value-type="string" calcext:value-type="string">
            <text:p>7.16 migrant(s)/1,000 population (2015 est.)</text:p>
          </table:table-cell>
          <table:table-cell table:formula="of:=MID([.B151]; 1; FIND(&quot; &quot;; [.B151])-1)" office:value-type="string" office:string-value="7.16" calcext:value-type="string">
            <text:p>7.1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o.html" xlink:type="simple">Norway</text:a></text:p>
          </table:table-cell>
          <table:table-cell office:value-type="string" calcext:value-type="string">
            <text:p>7.25 migrant(s)/1,000 population (2015 est.)</text:p>
          </table:table-cell>
          <table:table-cell table:formula="of:=MID([.B152]; 1; FIND(&quot; &quot;; [.B152])-1)" office:value-type="string" office:string-value="7.25" calcext:value-type="string">
            <text:p>7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u.html" xlink:type="simple">Oman</text:a></text:p>
          </table:table-cell>
          <table:table-cell office:value-type="string" calcext:value-type="string">
            <text:p>-0.43 migrant(s)/1,000 population (2015 est.)</text:p>
          </table:table-cell>
          <table:table-cell table:formula="of:=MID([.B153]; 1; FIND(&quot; &quot;; [.B153])-1)" office:value-type="string" office:string-value="-0.43" calcext:value-type="string">
            <text:p>-0.4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k.html" xlink:type="simple">Pakistan</text:a></text:p>
          </table:table-cell>
          <table:table-cell office:value-type="string" calcext:value-type="string">
            <text:p>-1.54 migrant(s)/1,000 population (2015 est.)</text:p>
          </table:table-cell>
          <table:table-cell table:formula="of:=MID([.B154]; 1; FIND(&quot; &quot;; [.B154])-1)" office:value-type="string" office:string-value="-1.54" calcext:value-type="string">
            <text:p>-1.5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s.html" xlink:type="simple">Palau</text:a></text:p>
          </table:table-cell>
          <table:table-cell office:value-type="string" calcext:value-type="string">
            <text:p>0.71 migrant(s)/1,000 population (2015 est.)</text:p>
          </table:table-cell>
          <table:table-cell table:formula="of:=MID([.B155]; 1; FIND(&quot; &quot;; [.B155])-1)" office:value-type="string" office:string-value="0.71" calcext:value-type="string">
            <text:p>0.7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m.html" xlink:type="simple">Panama</text:a></text:p>
          </table:table-cell>
          <table:table-cell office:value-type="string" calcext:value-type="string">
            <text:p>-0.28 migrant(s)/1,000 population (2015 est.)</text:p>
          </table:table-cell>
          <table:table-cell table:formula="of:=MID([.B156]; 1; FIND(&quot; &quot;; [.B156])-1)" office:value-type="string" office:string-value="-0.28" calcext:value-type="string">
            <text:p>-0.2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p.html" xlink:type="simple">Papua New Guinea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157]; 1; FIND(&quot; &quot;; [.B157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a.html" xlink:type="simple">Paraguay</text:a></text:p>
          </table:table-cell>
          <table:table-cell office:value-type="string" calcext:value-type="string">
            <text:p>-0.07 migrant(s)/1,000 population (2015 est.)</text:p>
          </table:table-cell>
          <table:table-cell table:formula="of:=MID([.B158]; 1; FIND(&quot; &quot;; [.B158])-1)" office:value-type="string" office:string-value="-0.07" calcext:value-type="string">
            <text:p>-0.0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e.html" xlink:type="simple">Peru</text:a></text:p>
          </table:table-cell>
          <table:table-cell office:value-type="string" calcext:value-type="string">
            <text:p>-2.53 migrant(s)/1,000 population (2015 est.)</text:p>
          </table:table-cell>
          <table:table-cell table:formula="of:=MID([.B159]; 1; FIND(&quot; &quot;; [.B159])-1)" office:value-type="string" office:string-value="-2.53" calcext:value-type="string">
            <text:p>-2.5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p.html" xlink:type="simple">Philippines</text:a></text:p>
          </table:table-cell>
          <table:table-cell office:value-type="string" calcext:value-type="string">
            <text:p>-2.09 migrant(s)/1,000 population (2015 est.)</text:p>
          </table:table-cell>
          <table:table-cell table:formula="of:=MID([.B160]; 1; FIND(&quot; &quot;; [.B160])-1)" office:value-type="string" office:string-value="-2.09" calcext:value-type="string">
            <text:p>-2.0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l.html" xlink:type="simple">Poland</text:a></text:p>
          </table:table-cell>
          <table:table-cell office:value-type="string" calcext:value-type="string">
            <text:p>-0.46 migrant(s)/1,000 population (2015 est.)</text:p>
          </table:table-cell>
          <table:table-cell table:formula="of:=MID([.B161]; 1; FIND(&quot; &quot;; [.B161])-1)" office:value-type="string" office:string-value="-0.46" calcext:value-type="string">
            <text:p>-0.4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o.html" xlink:type="simple">Portugal</text:a></text:p>
          </table:table-cell>
          <table:table-cell office:value-type="string" calcext:value-type="string">
            <text:p>2.67 migrant(s)/1,000 population (2015 est.)</text:p>
          </table:table-cell>
          <table:table-cell table:formula="of:=MID([.B162]; 1; FIND(&quot; &quot;; [.B162])-1)" office:value-type="string" office:string-value="2.67" calcext:value-type="string">
            <text:p>2.6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q.html" xlink:type="simple">Puerto Rico</text:a></text:p>
          </table:table-cell>
          <table:table-cell office:value-type="string" calcext:value-type="string">
            <text:p>-8.15 migrant(s)/1,000 population (2015 est.)</text:p>
          </table:table-cell>
          <table:table-cell table:formula="of:=MID([.B163]; 1; FIND(&quot; &quot;; [.B163])-1)" office:value-type="string" office:string-value="-8.15" calcext:value-type="string">
            <text:p>-8.1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qa.html" xlink:type="simple">Qatar</text:a></text:p>
          </table:table-cell>
          <table:table-cell office:value-type="string" calcext:value-type="string">
            <text:p>22.39 migrant(s)/1,000 population (2015 est.)</text:p>
          </table:table-cell>
          <table:table-cell table:formula="of:=MID([.B164]; 1; FIND(&quot; &quot;; [.B164])-1)" office:value-type="string" office:string-value="22.39" calcext:value-type="string">
            <text:p>22.3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o.html" xlink:type="simple">Romania</text:a></text:p>
          </table:table-cell>
          <table:table-cell office:value-type="string" calcext:value-type="string">
            <text:p>-0.24 migrant(s)/1,000 population (2015 est.)</text:p>
          </table:table-cell>
          <table:table-cell table:formula="of:=MID([.B165]; 1; FIND(&quot; &quot;; [.B165])-1)" office:value-type="string" office:string-value="-0.24" calcext:value-type="string">
            <text:p>-0.2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s.html" xlink:type="simple">Russia</text:a></text:p>
          </table:table-cell>
          <table:table-cell office:value-type="string" calcext:value-type="string">
            <text:p>1.69 migrant(s)/1,000 population (2015 est.)</text:p>
          </table:table-cell>
          <table:table-cell table:formula="of:=MID([.B166]; 1; FIND(&quot; &quot;; [.B166])-1)" office:value-type="string" office:string-value="1.69" calcext:value-type="string">
            <text:p>1.6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w.html" xlink:type="simple">Rwanda</text:a></text:p>
          </table:table-cell>
          <table:table-cell office:value-type="string" calcext:value-type="string">
            <text:p>0.85 migrant(s)/1,000 population (2015 est.)</text:p>
          </table:table-cell>
          <table:table-cell table:formula="of:=MID([.B167]; 1; FIND(&quot; &quot;; [.B167])-1)" office:value-type="string" office:string-value="0.85" calcext:value-type="string">
            <text:p>0.8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h.html" xlink:type="simple">Saint Helena, Ascension, and Tristan da Cunha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168]; 1; FIND(&quot; &quot;; [.B168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c.html" xlink:type="simple">Saint Kitts and Nevis</text:a></text:p>
          </table:table-cell>
          <table:table-cell office:value-type="string" calcext:value-type="string">
            <text:p>1.21 migrant(s)/1,000 population (2015 est.)</text:p>
          </table:table-cell>
          <table:table-cell table:formula="of:=MID([.B169]; 1; FIND(&quot; &quot;; [.B169])-1)" office:value-type="string" office:string-value="1.21" calcext:value-type="string">
            <text:p>1.2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t.html" xlink:type="simple">Saint Lucia</text:a></text:p>
          </table:table-cell>
          <table:table-cell office:value-type="string" calcext:value-type="string">
            <text:p>-2.93 migrant(s)/1,000 population (2015 est.)</text:p>
          </table:table-cell>
          <table:table-cell table:formula="of:=MID([.B170]; 1; FIND(&quot; &quot;; [.B170])-1)" office:value-type="string" office:string-value="-2.93" calcext:value-type="string">
            <text:p>-2.9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b.html" xlink:type="simple">Saint Pierre and Miquelon</text:a></text:p>
          </table:table-cell>
          <table:table-cell office:value-type="string" calcext:value-type="string">
            <text:p>-8.49 migrant(s)/1,000 population (2015 est.)</text:p>
          </table:table-cell>
          <table:table-cell table:formula="of:=MID([.B171]; 1; FIND(&quot; &quot;; [.B171])-1)" office:value-type="string" office:string-value="-8.49" calcext:value-type="string">
            <text:p>-8.4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c.html" xlink:type="simple">Saint Vincent and the Grenadines</text:a></text:p>
          </table:table-cell>
          <table:table-cell office:value-type="string" calcext:value-type="string">
            <text:p>-9.17 migrant(s)/1,000 population (2015 est.)</text:p>
          </table:table-cell>
          <table:table-cell table:formula="of:=MID([.B172]; 1; FIND(&quot; &quot;; [.B172])-1)" office:value-type="string" office:string-value="-9.17" calcext:value-type="string">
            <text:p>-9.1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s.html" xlink:type="simple">Samoa</text:a></text:p>
          </table:table-cell>
          <table:table-cell office:value-type="string" calcext:value-type="string">
            <text:p>-9.78 migrant(s)/1,000 population (2015 est.)</text:p>
          </table:table-cell>
          <table:table-cell table:formula="of:=MID([.B173]; 1; FIND(&quot; &quot;; [.B173])-1)" office:value-type="string" office:string-value="-9.78" calcext:value-type="string">
            <text:p>-9.7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m.html" xlink:type="simple">San Marino</text:a></text:p>
          </table:table-cell>
          <table:table-cell office:value-type="string" calcext:value-type="string">
            <text:p>8.03 migrant(s)/1,000 population (2015 est.)</text:p>
          </table:table-cell>
          <table:table-cell table:formula="of:=MID([.B174]; 1; FIND(&quot; &quot;; [.B174])-1)" office:value-type="string" office:string-value="8.03" calcext:value-type="string">
            <text:p>8.0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p.html" xlink:type="simple">Sao Tome and Principe</text:a></text:p>
          </table:table-cell>
          <table:table-cell office:value-type="string" calcext:value-type="string">
            <text:p>-8.63 migrant(s)/1,000 population (2015 est.)</text:p>
          </table:table-cell>
          <table:table-cell table:formula="of:=MID([.B175]; 1; FIND(&quot; &quot;; [.B175])-1)" office:value-type="string" office:string-value="-8.63" calcext:value-type="string">
            <text:p>-8.6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a.html" xlink:type="simple">Saudi Arabia</text:a></text:p>
          </table:table-cell>
          <table:table-cell office:value-type="string" calcext:value-type="string">
            <text:p>-0.55 migrant(s)/1,000 population (2015 est.)</text:p>
          </table:table-cell>
          <table:table-cell table:formula="of:=MID([.B176]; 1; FIND(&quot; &quot;; [.B176])-1)" office:value-type="string" office:string-value="-0.55" calcext:value-type="string">
            <text:p>-0.5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g.html" xlink:type="simple">Senegal</text:a></text:p>
          </table:table-cell>
          <table:table-cell office:value-type="string" calcext:value-type="string">
            <text:p>-1.59 migrant(s)/1,000 population (2015 est.)</text:p>
          </table:table-cell>
          <table:table-cell table:formula="of:=MID([.B177]; 1; FIND(&quot; &quot;; [.B177])-1)" office:value-type="string" office:string-value="-1.59" calcext:value-type="string">
            <text:p>-1.5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i.html" xlink:type="simple">Serbia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178]; 1; FIND(&quot; &quot;; [.B178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e.html" xlink:type="simple">Seychelles</text:a></text:p>
          </table:table-cell>
          <table:table-cell office:value-type="string" calcext:value-type="string">
            <text:p>1 migrant(s)/1,000 population (2015 est.)</text:p>
          </table:table-cell>
          <table:table-cell table:formula="of:=MID([.B179]; 1; FIND(&quot; &quot;; [.B179])-1)" office:value-type="string" office:string-value="1" calcext:value-type="string">
            <text:p>1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5/geos/sl.html" xlink:type="simple">Sierra Leone</text:a></text:p>
          </table:table-cell>
          <table:table-cell office:value-type="string" calcext:value-type="string">
            <text:p>-2.77 migrant(s)/1,000 population</text:p>
            <text:p>note: refugees currently in surrounding countries are slowly returning (2015 est.)</text:p>
          </table:table-cell>
          <table:table-cell table:formula="of:=MID([.B180]; 1; FIND(&quot; &quot;; [.B180])-1)" office:value-type="string" office:string-value="-2.77" calcext:value-type="string">
            <text:p>-2.7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n.html" xlink:type="simple">Singapore</text:a></text:p>
          </table:table-cell>
          <table:table-cell office:value-type="string" calcext:value-type="string">
            <text:p>14.05 migrant(s)/1,000 population (2015 est.)</text:p>
          </table:table-cell>
          <table:table-cell table:formula="of:=MID([.B181]; 1; FIND(&quot; &quot;; [.B181])-1)" office:value-type="string" office:string-value="14.05" calcext:value-type="string">
            <text:p>14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k.html" xlink:type="simple">Sint Maarten</text:a></text:p>
          </table:table-cell>
          <table:table-cell office:value-type="string" calcext:value-type="string">
            <text:p>6.63 migrant(s)/1,000 population (2013 est.)</text:p>
          </table:table-cell>
          <table:table-cell table:formula="of:=MID([.B182]; 1; FIND(&quot; &quot;; [.B182])-1)" office:value-type="string" office:string-value="6.63" calcext:value-type="string">
            <text:p>6.6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o.html" xlink:type="simple">Slovakia</text:a></text:p>
          </table:table-cell>
          <table:table-cell office:value-type="string" calcext:value-type="string">
            <text:p>0.04 migrant(s)/1,000 population (2015 est.)</text:p>
          </table:table-cell>
          <table:table-cell table:formula="of:=MID([.B183]; 1; FIND(&quot; &quot;; [.B183])-1)" office:value-type="string" office:string-value="0.04" calcext:value-type="string">
            <text:p>0.0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i.html" xlink:type="simple">Slovenia</text:a></text:p>
          </table:table-cell>
          <table:table-cell office:value-type="string" calcext:value-type="string">
            <text:p>0.37 migrant(s)/1,000 population (2015 est.)</text:p>
          </table:table-cell>
          <table:table-cell table:formula="of:=MID([.B184]; 1; FIND(&quot; &quot;; [.B184])-1)" office:value-type="string" office:string-value="0.37" calcext:value-type="string">
            <text:p>0.3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p.html" xlink:type="simple">Solomon Islands</text:a></text:p>
          </table:table-cell>
          <table:table-cell office:value-type="string" calcext:value-type="string">
            <text:p>-1.75 migrant(s)/1,000 population (2015 est.)</text:p>
          </table:table-cell>
          <table:table-cell table:formula="of:=MID([.B185]; 1; FIND(&quot; &quot;; [.B185])-1)" office:value-type="string" office:string-value="-1.75" calcext:value-type="string">
            <text:p>-1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o.html" xlink:type="simple">Somalia</text:a></text:p>
          </table:table-cell>
          <table:table-cell office:value-type="string" calcext:value-type="string">
            <text:p>-8.49 migrant(s)/1,000 population (2015 est.)</text:p>
          </table:table-cell>
          <table:table-cell table:formula="of:=MID([.B186]; 1; FIND(&quot; &quot;; [.B186])-1)" office:value-type="string" office:string-value="-8.49" calcext:value-type="string">
            <text:p>-8.4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f.html" xlink:type="simple">South Africa</text:a></text:p>
          </table:table-cell>
          <table:table-cell office:value-type="string" calcext:value-type="string">
            <text:p>2.42 migrant(s)/1,000 population</text:p>
            <text:p>note: Zimbabweans are increasingly migrating into South Africa and Botswana in search of better economic opportunities (2015 est.)</text:p>
          </table:table-cell>
          <table:table-cell table:formula="of:=MID([.B187]; 1; FIND(&quot; &quot;; [.B187])-1)" office:value-type="string" office:string-value="2.42" calcext:value-type="string">
            <text:p>2.4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od.html" xlink:type="simple">South Sudan</text:a></text:p>
          </table:table-cell>
          <table:table-cell office:value-type="string" calcext:value-type="string">
            <text:p>11.47 migrant(s)/1,000 population (2015 est.)</text:p>
          </table:table-cell>
          <table:table-cell table:formula="of:=MID([.B188]; 1; FIND(&quot; &quot;; [.B188])-1)" office:value-type="string" office:string-value="11.47" calcext:value-type="string">
            <text:p>11.4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p.html" xlink:type="simple">Spain</text:a></text:p>
          </table:table-cell>
          <table:table-cell office:value-type="string" calcext:value-type="string">
            <text:p>8.31 migrant(s)/1,000 population (2015 est.)</text:p>
          </table:table-cell>
          <table:table-cell table:formula="of:=MID([.B189]; 1; FIND(&quot; &quot;; [.B189])-1)" office:value-type="string" office:string-value="8.31" calcext:value-type="string">
            <text:p>8.3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e.html" xlink:type="simple">Sri Lanka</text:a></text:p>
          </table:table-cell>
          <table:table-cell office:value-type="string" calcext:value-type="string">
            <text:p>-1.35 migrant(s)/1,000 population (2015 est.)</text:p>
          </table:table-cell>
          <table:table-cell table:formula="of:=MID([.B190]; 1; FIND(&quot; &quot;; [.B190])-1)" office:value-type="string" office:string-value="-1.35" calcext:value-type="string">
            <text:p>-1.3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u.html" xlink:type="simple">Sudan</text:a></text:p>
          </table:table-cell>
          <table:table-cell office:value-type="string" calcext:value-type="string">
            <text:p>-4.29 migrant(s)/1,000 population (2015 est.)</text:p>
          </table:table-cell>
          <table:table-cell table:formula="of:=MID([.B191]; 1; FIND(&quot; &quot;; [.B191])-1)" office:value-type="string" office:string-value="-4.29" calcext:value-type="string">
            <text:p>-4.2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s.html" xlink:type="simple">Suriname</text:a></text:p>
          </table:table-cell>
          <table:table-cell office:value-type="string" calcext:value-type="string">
            <text:p>0.56 migrant(s)/1,000 population (2015 est.)</text:p>
          </table:table-cell>
          <table:table-cell table:formula="of:=MID([.B192]; 1; FIND(&quot; &quot;; [.B192])-1)" office:value-type="string" office:string-value="0.56" calcext:value-type="string">
            <text:p>0.5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z.html" xlink:type="simple">Swaziland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193]; 1; FIND(&quot; &quot;; [.B193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w.html" xlink:type="simple">Sweden</text:a></text:p>
          </table:table-cell>
          <table:table-cell office:value-type="string" calcext:value-type="string">
            <text:p>5.42 migrant(s)/1,000 population (2015 est.)</text:p>
          </table:table-cell>
          <table:table-cell table:formula="of:=MID([.B194]; 1; FIND(&quot; &quot;; [.B194])-1)" office:value-type="string" office:string-value="5.42" calcext:value-type="string">
            <text:p>5.4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z.html" xlink:type="simple">Switzerland</text:a></text:p>
          </table:table-cell>
          <table:table-cell office:value-type="string" calcext:value-type="string">
            <text:p>4.74 migrant(s)/1,000 population (2015 est.)</text:p>
          </table:table-cell>
          <table:table-cell table:formula="of:=MID([.B195]; 1; FIND(&quot; &quot;; [.B195])-1)" office:value-type="string" office:string-value="4.74" calcext:value-type="string">
            <text:p>4.7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y.html" xlink:type="simple">Syria</text:a></text:p>
          </table:table-cell>
          <table:table-cell office:value-type="string" calcext:value-type="string">
            <text:p>-19.79 migrant(s)/1,000 population (2015 est.)</text:p>
          </table:table-cell>
          <table:table-cell table:formula="of:=MID([.B196]; 1; FIND(&quot; &quot;; [.B196])-1)" office:value-type="string" office:string-value="-19.79" calcext:value-type="string">
            <text:p>-19.7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w.html" xlink:type="simple">Taiwan</text:a></text:p>
          </table:table-cell>
          <table:table-cell office:value-type="string" calcext:value-type="string">
            <text:p>0.89 migrant(s)/1,000 population (2015 est.)</text:p>
          </table:table-cell>
          <table:table-cell table:formula="of:=MID([.B197]; 1; FIND(&quot; &quot;; [.B197])-1)" office:value-type="string" office:string-value="0.89" calcext:value-type="string">
            <text:p>0.8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i.html" xlink:type="simple">Tajikistan</text:a></text:p>
          </table:table-cell>
          <table:table-cell office:value-type="string" calcext:value-type="string">
            <text:p>-1.15 migrant(s)/1,000 population (2015 est.)</text:p>
          </table:table-cell>
          <table:table-cell table:formula="of:=MID([.B198]; 1; FIND(&quot; &quot;; [.B198])-1)" office:value-type="string" office:string-value="-1.15" calcext:value-type="string">
            <text:p>-1.1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z.html" xlink:type="simple">Tanzania</text:a></text:p>
          </table:table-cell>
          <table:table-cell office:value-type="string" calcext:value-type="string">
            <text:p>-0.54 migrant(s)/1,000 population (2015 est.)</text:p>
          </table:table-cell>
          <table:table-cell table:formula="of:=MID([.B199]; 1; FIND(&quot; &quot;; [.B199])-1)" office:value-type="string" office:string-value="-0.54" calcext:value-type="string">
            <text:p>-0.5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h.html" xlink:type="simple">Thailand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200]; 1; FIND(&quot; &quot;; [.B200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t.html" xlink:type="simple">Timor-Leste</text:a></text:p>
          </table:table-cell>
          <table:table-cell office:value-type="string" calcext:value-type="string">
            <text:p>-3.86 migrant(s)/1,000 population (2015 est.)</text:p>
          </table:table-cell>
          <table:table-cell table:formula="of:=MID([.B201]; 1; FIND(&quot; &quot;; [.B201])-1)" office:value-type="string" office:string-value="-3.86" calcext:value-type="string">
            <text:p>-3.8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o.html" xlink:type="simple">Togo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202]; 1; FIND(&quot; &quot;; [.B202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n.html" xlink:type="simple">Tonga</text:a></text:p>
          </table:table-cell>
          <table:table-cell office:value-type="string" calcext:value-type="string">
            <text:p>-17.84 migrant(s)/1,000 population (2015 est.)</text:p>
          </table:table-cell>
          <table:table-cell table:formula="of:=MID([.B203]; 1; FIND(&quot; &quot;; [.B203])-1)" office:value-type="string" office:string-value="-17.84" calcext:value-type="string">
            <text:p>-17.8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d.html" xlink:type="simple">Trinidad and Tobago</text:a></text:p>
          </table:table-cell>
          <table:table-cell office:value-type="string" calcext:value-type="string">
            <text:p>-6.25 migrant(s)/1,000 population (2015 est.)</text:p>
          </table:table-cell>
          <table:table-cell table:formula="of:=MID([.B204]; 1; FIND(&quot; &quot;; [.B204])-1)" office:value-type="string" office:string-value="-6.25" calcext:value-type="string">
            <text:p>-6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s.html" xlink:type="simple">Tunisia</text:a></text:p>
          </table:table-cell>
          <table:table-cell office:value-type="string" calcext:value-type="string">
            <text:p>-1.73 migrant(s)/1,000 population (2015 est.)</text:p>
          </table:table-cell>
          <table:table-cell table:formula="of:=MID([.B205]; 1; FIND(&quot; &quot;; [.B205])-1)" office:value-type="string" office:string-value="-1.73" calcext:value-type="string">
            <text:p>-1.7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u.html" xlink:type="simple">Turkey</text:a></text:p>
          </table:table-cell>
          <table:table-cell office:value-type="string" calcext:value-type="string">
            <text:p>2.16 migrant(s)/1,000 population (2015 est.)</text:p>
          </table:table-cell>
          <table:table-cell table:formula="of:=MID([.B206]; 1; FIND(&quot; &quot;; [.B206])-1)" office:value-type="string" office:string-value="2.16" calcext:value-type="string">
            <text:p>2.1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x.html" xlink:type="simple">Turkmenistan</text:a></text:p>
          </table:table-cell>
          <table:table-cell office:value-type="string" calcext:value-type="string">
            <text:p>-1.84 migrant(s)/1,000 population (2015 est.)</text:p>
          </table:table-cell>
          <table:table-cell table:formula="of:=MID([.B207]; 1; FIND(&quot; &quot;; [.B207])-1)" office:value-type="string" office:string-value="-1.84" calcext:value-type="string">
            <text:p>-1.8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k.html" xlink:type="simple">Turks and Caicos Islands</text:a></text:p>
          </table:table-cell>
          <table:table-cell office:value-type="string" calcext:value-type="string">
            <text:p>9.94 migrant(s)/1,000 population (2015 est.)</text:p>
          </table:table-cell>
          <table:table-cell table:formula="of:=MID([.B208]; 1; FIND(&quot; &quot;; [.B208])-1)" office:value-type="string" office:string-value="9.94" calcext:value-type="string">
            <text:p>9.9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v.html" xlink:type="simple">Tuvalu</text:a></text:p>
          </table:table-cell>
          <table:table-cell office:value-type="string" calcext:value-type="string">
            <text:p>-6.81 migrant(s)/1,000 population (2015 est.)</text:p>
          </table:table-cell>
          <table:table-cell table:formula="of:=MID([.B209]; 1; FIND(&quot; &quot;; [.B209])-1)" office:value-type="string" office:string-value="-6.81" calcext:value-type="string">
            <text:p>-6.8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g.html" xlink:type="simple">Uganda</text:a></text:p>
          </table:table-cell>
          <table:table-cell office:value-type="string" calcext:value-type="string">
            <text:p>-0.74 migrant(s)/1,000 population (2015 est.)</text:p>
          </table:table-cell>
          <table:table-cell table:formula="of:=MID([.B210]; 1; FIND(&quot; &quot;; [.B210])-1)" office:value-type="string" office:string-value="-0.74" calcext:value-type="string">
            <text:p>-0.7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p.html" xlink:type="simple">Ukraine</text:a></text:p>
          </table:table-cell>
          <table:table-cell office:value-type="string" calcext:value-type="string">
            <text:p>-2.25 migrant(s)/1,000 population (2015 est.)</text:p>
          </table:table-cell>
          <table:table-cell table:formula="of:=MID([.B211]; 1; FIND(&quot; &quot;; [.B211])-1)" office:value-type="string" office:string-value="-2.25" calcext:value-type="string">
            <text:p>-2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e.html" xlink:type="simple">United Arab Emirates</text:a></text:p>
          </table:table-cell>
          <table:table-cell office:value-type="string" calcext:value-type="string">
            <text:p>12.36 migrant(s)/1,000 population (2015 est.)</text:p>
          </table:table-cell>
          <table:table-cell table:formula="of:=MID([.B212]; 1; FIND(&quot; &quot;; [.B212])-1)" office:value-type="string" office:string-value="12.36" calcext:value-type="string">
            <text:p>12.3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k.html" xlink:type="simple">United Kingdom</text:a></text:p>
          </table:table-cell>
          <table:table-cell office:value-type="string" calcext:value-type="string">
            <text:p>2.54 migrant(s)/1,000 population (2015 est.)</text:p>
          </table:table-cell>
          <table:table-cell table:formula="of:=MID([.B213]; 1; FIND(&quot; &quot;; [.B213])-1)" office:value-type="string" office:string-value="2.54" calcext:value-type="string">
            <text:p>2.5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s.html" xlink:type="simple">United States</text:a></text:p>
          </table:table-cell>
          <table:table-cell office:value-type="string" calcext:value-type="string">
            <text:p>3.86 migrant(s)/1,000 population (2015 est.)</text:p>
          </table:table-cell>
          <table:table-cell table:formula="of:=MID([.B214]; 1; FIND(&quot; &quot;; [.B214])-1)" office:value-type="string" office:string-value="3.86" calcext:value-type="string">
            <text:p>3.8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y.html" xlink:type="simple">Uruguay</text:a></text:p>
          </table:table-cell>
          <table:table-cell office:value-type="string" calcext:value-type="string">
            <text:p>-0.9 migrant(s)/1,000 population (2015 est.)</text:p>
          </table:table-cell>
          <table:table-cell table:formula="of:=MID([.B215]; 1; FIND(&quot; &quot;; [.B215])-1)" office:value-type="string" office:string-value="-0.9" calcext:value-type="string">
            <text:p>-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z.html" xlink:type="simple">Uzbekistan</text:a></text:p>
          </table:table-cell>
          <table:table-cell office:value-type="string" calcext:value-type="string">
            <text:p>-2.37 migrant(s)/1,000 population (2015 est.)</text:p>
          </table:table-cell>
          <table:table-cell table:formula="of:=MID([.B216]; 1; FIND(&quot; &quot;; [.B216])-1)" office:value-type="string" office:string-value="-2.37" calcext:value-type="string">
            <text:p>-2.3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h.html" xlink:type="simple">Vanuatu</text:a></text:p>
          </table:table-cell>
          <table:table-cell office:value-type="string" calcext:value-type="string">
            <text:p>-1.47 migrant(s)/1,000 population (2015 est.)</text:p>
          </table:table-cell>
          <table:table-cell table:formula="of:=MID([.B217]; 1; FIND(&quot; &quot;; [.B217])-1)" office:value-type="string" office:string-value="-1.47" calcext:value-type="string">
            <text:p>-1.4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e.html" xlink:type="simple">Venezuela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218]; 1; FIND(&quot; &quot;; [.B218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m.html" xlink:type="simple">Vietnam</text:a></text:p>
          </table:table-cell>
          <table:table-cell office:value-type="string" calcext:value-type="string">
            <text:p>-0.3 migrant(s)/1,000 population (2015 est.)</text:p>
          </table:table-cell>
          <table:table-cell table:formula="of:=MID([.B219]; 1; FIND(&quot; &quot;; [.B219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q.html" xlink:type="simple">Virgin Islands</text:a></text:p>
          </table:table-cell>
          <table:table-cell office:value-type="string" calcext:value-type="string">
            <text:p>-7.67 migrant(s)/1,000 population (2015 est.)</text:p>
          </table:table-cell>
          <table:table-cell table:formula="of:=MID([.B220]; 1; FIND(&quot; &quot;; [.B220])-1)" office:value-type="string" office:string-value="-7.67" calcext:value-type="string">
            <text:p>-7.67</text:p>
          </table:table-cell>
        </table:table-row>
        <table:table-row table:style-name="ro8">
          <table:table-cell office:value-type="string" calcext:value-type="string">
            <text:p><text:a xlink:href="file:///D:/cia-world-factbook/factbook-2015/geos/wf.html" xlink:type="simple">Wallis and Futuna</text:a></text:p>
          </table:table-cell>
          <table:table-cell office:value-type="string" calcext:value-type="string">
            <text:p>-5.06 migrant(s)/1,000 population</text:p>
            <text:p>note: there has been steady emigration from Wallis and Futuna to New Caledonia (2015 est.)</text:p>
          </table:table-cell>
          <table:table-cell table:formula="of:=MID([.B221]; 1; FIND(&quot; &quot;; [.B221])-1)" office:value-type="string" office:string-value="-5.06" calcext:value-type="string">
            <text:p>-5.0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e.html" xlink:type="simple">West Bank</text:a></text:p>
          </table:table-cell>
          <table:table-cell office:value-type="string" calcext:value-type="string">
            <text:p>0 migrant(s)/1,000 population (2015 est.)</text:p>
          </table:table-cell>
          <table:table-cell table:formula="of:=MID([.B222]; 1; FIND(&quot; &quot;; [.B222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ym.html" xlink:type="simple">Yemen</text:a></text:p>
          </table:table-cell>
          <table:table-cell office:value-type="string" calcext:value-type="string">
            <text:p>1 migrant(s)/1,000 population (2015 est.)</text:p>
          </table:table-cell>
          <table:table-cell table:formula="of:=MID([.B223]; 1; FIND(&quot; &quot;; [.B223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za.html" xlink:type="simple">Zambia</text:a></text:p>
          </table:table-cell>
          <table:table-cell office:value-type="string" calcext:value-type="string">
            <text:p>-0.68 migrant(s)/1,000 population (2015 est.)</text:p>
          </table:table-cell>
          <table:table-cell table:formula="of:=MID([.B224]; 1; FIND(&quot; &quot;; [.B224])-1)" office:value-type="string" office:string-value="-0.68" calcext:value-type="string">
            <text:p>-0.68</text:p>
          </table:table-cell>
        </table:table-row>
        <table:table-row table:style-name="ro10">
          <table:table-cell office:value-type="string" calcext:value-type="string">
            <text:p><text:a xlink:href="file:///D:/cia-world-factbook/factbook-2015/geos/zi.html" xlink:type="simple">Zimbabwe</text:a></text:p>
          </table:table-cell>
          <table:table-cell office:value-type="string" calcext:value-type="string">
            <text:p>0 migrant(s)/1,000 population</text:p>
          </table:table-cell>
          <table:table-cell table:formula="of:=MID([.B225]; 1; FIND(&quot; &quot;; [.B225])-1)" office:value-type="string" office:string-value="0" calcext:value-type="string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5:05:21.663000000</meta:creation-date>
    <dc:date>2023-07-17T15:06:35.765000000</dc:date>
    <meta:editing-duration>PT1M14S</meta:editing-duration>
    <meta:editing-cycles>1</meta:editing-cycles>
    <meta:document-statistic meta:table-count="1" meta:cell-count="674" meta:object-count="0"/>
    <meta:generator>LibreOffice/6.2.4.2$Windows_X86_64 LibreOffice_project/2412653d852ce75f65fbfa83fb7e7b669a126d64</meta:generator>
  </office:meta>
</office:document-meta>
</file>